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4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4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4">
      <style:table-cell-properties fo:background-color="#cfe2f3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4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>
            <text:p>Tâches</text:p>
          </table:table-cell>
          <table:table-cell table:style-name="ce7" office:value-type="string">
            <text:p>Date création</text:p>
          </table:table-cell>
          <table:table-cell table:style-name="ce1" office:value-type="string">
            <text:p>Temps estimé</text:p>
          </table:table-cell>
          <table:table-cell table:style-name="ce1" office:value-type="string">
            <text:p>Temps réel</text:p>
          </table:table-cell>
          <table:table-cell table:style-name="ce1" office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JJ/MM/AAAA</text:p>
          </table:table-cell>
          <table:table-cell table:number-columns-repeated="2" table:style-name="ce14" office:value-type="string">
            <text:p>HH:MM</text:p>
          </table:table-cell>
          <table:table-cell table:style-name="ce1" office:value-type="string">
            <text:p>Arnaud</text:p>
          </table:table-cell>
          <table:table-cell table:style-name="ce1" office:value-type="string">
            <text:p>Dimitri</text:p>
          </table:table-cell>
          <table:table-cell table:style-name="ce1" office:value-type="string">
            <text:p>Gillian</text:p>
          </table:table-cell>
          <table:table-cell table:style-name="ce1" office:value-type="string">
            <text:p>Rémy</text:p>
          </table:table-cell>
          <table:table-cell table:style-name="ce22" office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édaction des scénarios (Séance 1)</text:p>
          </table:table-cell>
          <table:table-cell table:style-name="ce9" office:value-type="string">
            <text:p>18/09/2015</text:p>
          </table:table-cell>
          <table:table-cell table:style-name="ce15" office:value-type="string">
            <text:p>/</text:p>
          </table:table-cell>
          <table:table-cell table:style-name="ce18" office:value-type="time" office:time-value="PT02H00M00S">
            <text:p>2:00</text:p>
          </table:table-cell>
          <table:table-cell table:number-columns-repeated="4" table:style-name="ce19" office:value-type="string">
            <text:p>X</text:p>
          </table:table-cell>
          <table:table-cell table:style-name="ce23" office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édaction des scénarios (Séance 2)</text:p>
          </table:table-cell>
          <table:table-cell table:style-name="ce10" office:value-type="string">
            <text:p>25/09/2015</text:p>
          </table:table-cell>
          <table:table-cell table:style-name="ce16" office:value-type="string">
            <text:p>/</text:p>
          </table:table-cell>
          <table:table-cell table:style-name="ce17" office:value-type="time" office:time-value="PT02H00M00S">
            <text:p>2:00</text:p>
          </table:table-cell>
          <table:table-cell table:number-columns-repeated="4" table:style-name="ce20" office:value-type="string">
            <text:p>X</text:p>
          </table:table-cell>
          <table:table-cell table:style-name="ce24" office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Rédaction des scénarios (Séance 3)</text:p>
          </table:table-cell>
          <table:table-cell table:style-name="ce9" office:value-type="string">
            <text:p>02/10/2015</text:p>
          </table:table-cell>
          <table:table-cell table:style-name="ce15" office:value-type="string">
            <text:p>/</text:p>
          </table:table-cell>
          <table:table-cell table:style-name="ce18" office:value-type="time" office:time-value="PT02H00M00S">
            <text:p>2:00</text:p>
          </table:table-cell>
          <table:table-cell table:number-columns-repeated="4" table:style-name="ce19" office:value-type="string">
            <text:p>X</text:p>
          </table:table-cell>
          <table:table-cell table:style-name="ce23" office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U Classement</text:p>
          </table:table-cell>
          <table:table-cell table:style-name="ce10" office:value-type="string">
            <text:p>08/10/2015</text:p>
          </table:table-cell>
          <table:table-cell table:style-name="ce17" office:value-type="time" office:time-value="PT00H30M00S">
            <text:p>0:30</text:p>
          </table:table-cell>
          <table:table-cell table:style-name="ce17" office:value-type="time" office:time-value="PT00H40M00S">
            <text:p>0:4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4" office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U Boîte à idées (papyrus)</text:p>
          </table:table-cell>
          <table:table-cell table:style-name="ce9" office:value-type="string">
            <text:p>08/10/2015</text:p>
          </table:table-cell>
          <table:table-cell table:style-name="ce18" office:value-type="time" office:time-value="PT00H25M00S">
            <text:p>0:25</text:p>
          </table:table-cell>
          <table:table-cell table:style-name="ce18" office:value-type="time" office:time-value="PT00H40M00S">
            <text:p>0:40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23" office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>
            <text:p>CU Boîte à idées (description)</text:p>
          </table:table-cell>
          <table:table-cell table:style-name="ce10" office:value-type="string">
            <text:p>08/10/2015</text:p>
          </table:table-cell>
          <table:table-cell table:style-name="ce17" office:value-type="time" office:time-value="PT00H20M00S">
            <text:p>0:20</text:p>
          </table:table-cell>
          <table:table-cell table:style-name="ce17" office:value-type="time" office:time-value="PT00H45M00S">
            <text:p>0:45</text:p>
          </table:table-cell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/>
          <table:table-cell table:style-name="ce24" office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U Live (papyrus)</text:p>
          </table:table-cell>
          <table:table-cell table:style-name="ce11" office:value-type="string">
            <text:p>08/10/2015</text:p>
          </table:table-cell>
          <table:table-cell table:style-name="ce18" office:value-type="time" office:time-value="PT00H30M00S">
            <text:p>0:30</text:p>
          </table:table-cell>
          <table:table-cell table:style-name="ce18" office:value-type="time" office:time-value="PT00H45M00S">
            <text:p>0:45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23" office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U Live (description)</text:p>
          </table:table-cell>
          <table:table-cell table:style-name="ce10" office:value-type="string">
            <text:p>08/10/2015</text:p>
          </table:table-cell>
          <table:table-cell table:style-name="ce17" office:value-type="time" office:time-value="PT00H20M00S">
            <text:p>0:20</text:p>
          </table:table-cell>
          <table:table-cell table:style-name="ce17" office:value-type="time" office:time-value="PT00H25M00S">
            <text:p>0:25</text:p>
          </table:table-cell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/>
          <table:table-cell table:style-name="ce24" office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>
            <text:p>CU Planning (papyrus)</text:p>
          </table:table-cell>
          <table:table-cell table:style-name="ce11" office:value-type="string">
            <text:p>08/10/2015</text:p>
          </table:table-cell>
          <table:table-cell table:style-name="ce18" office:value-type="time" office:time-value="PT00H40M00S">
            <text:p>0:40</text:p>
          </table:table-cell>
          <table:table-cell table:style-name="ce18" office:value-type="time" office:time-value="PT01H05M00S">
            <text:p>1:05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23" office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U Sponsoring (papyrus)</text:p>
          </table:table-cell>
          <table:table-cell table:style-name="ce12" office:value-type="string">
            <text:p>09/10/2015</text:p>
          </table:table-cell>
          <table:table-cell table:style-name="ce17" office:value-type="time" office:time-value="PT00H45M00S">
            <text:p>0:45</text:p>
          </table:table-cell>
          <table:table-cell table:style-name="ce17" office:value-type="time" office:time-value="PT01H10M00S">
            <text:p>1:10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24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U Sponsoring (description)</text:p>
          </table:table-cell>
          <table:table-cell table:style-name="ce11" office:value-type="string">
            <text:p>08/10/2015</text:p>
          </table:table-cell>
          <table:table-cell table:style-name="ce18" office:value-type="time" office:time-value="PT00H20M00S">
            <text:p>0:20</text:p>
          </table:table-cell>
          <table:table-cell table:style-name="ce18" office:value-type="time" office:time-value="PT00H10M00S">
            <text:p>0:10</text:p>
          </table:table-cell>
          <table:table-cell table:style-name="ce19" office:value-type="string">
            <text:p>X</text:p>
          </table:table-cell>
          <table:table-cell table:style-name="ce19" table:number-columns-repeated="3"/>
          <table:table-cell table:style-name="ce23" office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Rédaction suivi de projet (début)</text:p>
          </table:table-cell>
          <table:table-cell table:style-name="ce10" office:value-type="string">
            <text:p>09/10/2015</text:p>
          </table:table-cell>
          <table:table-cell table:style-name="ce17" office:value-type="time" office:time-value="PT00H30M00S">
            <text:p>0:30</text:p>
          </table:table-cell>
          <table:table-cell table:style-name="ce17" office:value-type="time" office:time-value="PT00H40M00S">
            <text:p>0:4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4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Glossaire métier</text:p>
          </table:table-cell>
          <table:table-cell table:style-name="ce9" office:value-type="string">
            <text:p>09/10/2015</text:p>
          </table:table-cell>
          <table:table-cell table:style-name="ce18" office:value-type="time" office:time-value="PT00H45M00S">
            <text:p>0:45</text:p>
          </table:table-cell>
          <table:table-cell table:style-name="ce18" office:value-type="time" office:time-value="PT00H30M00S">
            <text:p>0:30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3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orrection des scénarios</text:p>
          </table:table-cell>
          <table:table-cell table:style-name="ce10" office:value-type="string">
            <text:p>09/10/2015</text:p>
          </table:table-cell>
          <table:table-cell table:style-name="ce17" office:value-type="time" office:time-value="PT00H30M00S">
            <text:p>0:30</text:p>
          </table:table-cell>
          <table:table-cell table:style-name="ce17" office:value-type="time" office:time-value="PT00H45M00S">
            <text:p>0:45</text:p>
          </table:table-cell>
          <table:table-cell table:number-columns-repeated="2" table:style-name="ce20" office:value-type="string">
            <text:p>X</text:p>
          </table:table-cell>
          <table:table-cell table:style-name="ce20" table:number-columns-repeated="2"/>
          <table:table-cell table:style-name="ce24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U Planning (description)</text:p>
          </table:table-cell>
          <table:table-cell table:style-name="ce9" office:value-type="string">
            <text:p>09/10/2015</text:p>
          </table:table-cell>
          <table:table-cell table:style-name="ce18" office:value-type="time" office:time-value="PT00H30M00S">
            <text:p>0:30</text:p>
          </table:table-cell>
          <table:table-cell table:style-name="ce18" office:value-type="time" office:time-value="PT00H50M00S">
            <text:p>0:50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3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U Inscription-connexion-parrainage (papyrus)</text:p>
          </table:table-cell>
          <table:table-cell table:style-name="ce10" office:value-type="string">
            <text:p>09/10/2015</text:p>
          </table:table-cell>
          <table:table-cell table:style-name="ce17" office:value-type="time" office:time-value="PT00H30M00S">
            <text:p>0:30</text:p>
          </table:table-cell>
          <table:table-cell table:style-name="ce17" office:value-type="time" office:time-value="PT00H50M00S">
            <text:p>0:50</text:p>
          </table:table-cell>
          <table:table-cell table:style-name="ce20" table:number-columns-repeated="3"/>
          <table:table-cell table:style-name="ce20" office:value-type="string">
            <text:p>X</text:p>
          </table:table-cell>
          <table:table-cell table:style-name="ce24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CU Inscription-connexion-parrainage (description)</text:p>
          </table:table-cell>
          <table:table-cell table:style-name="ce9" office:value-type="string">
            <text:p>09/10/2015</text:p>
          </table:table-cell>
          <table:table-cell table:style-name="ce18" office:value-type="time" office:time-value="PT00H20M00S">
            <text:p>0:20</text:p>
          </table:table-cell>
          <table:table-cell table:style-name="ce18" office:value-type="time" office:time-value="PT00H10M00S">
            <text:p>0:10</text:p>
          </table:table-cell>
          <table:table-cell table:style-name="ce19" table:number-columns-repeated="3"/>
          <table:table-cell table:style-name="ce19" office:value-type="string">
            <text:p>X</text:p>
          </table:table-cell>
          <table:table-cell table:style-name="ce23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Diagramme de classe</text:p>
          </table:table-cell>
          <table:table-cell table:style-name="ce10" office:value-type="string">
            <text:p>09/10/2015</text:p>
          </table:table-cell>
          <table:table-cell table:style-name="ce17" office:value-type="time" office:time-value="PT00H45M00S">
            <text:p>0:45</text:p>
          </table:table-cell>
          <table:table-cell table:style-name="ce17" office:value-type="time" office:time-value="PT00H50M00S">
            <text:p>0:50</text:p>
          </table:table-cell>
          <table:table-cell table:number-columns-repeated="2" table:style-name="ce20" office:value-type="string">
            <text:p>X</text:p>
          </table:table-cell>
          <table:table-cell table:style-name="ce20" table:number-columns-repeated="2"/>
          <table:table-cell table:style-name="ce24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se en forme avant premier rendu</text:p>
          </table:table-cell>
          <table:table-cell table:style-name="ce9" office:value-type="string">
            <text:p>09/10/2015</text:p>
          </table:table-cell>
          <table:table-cell table:style-name="ce18" office:value-type="time" office:time-value="PT00H45M00S">
            <text:p>0:45</text:p>
          </table:table-cell>
          <table:table-cell table:style-name="ce18" office:value-type="time" office:time-value="PT01H30M00S">
            <text:p>1:30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19" office:value-type="string">
            <text:p>X</text:p>
          </table:table-cell>
          <table:table-cell table:style-name="ce23" office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orrection après premier rendu</text:p>
          </table:table-cell>
          <table:table-cell table:style-name="ce10" office:value-type="date" office:date-value="2015-10-23">
            <text:p>23/10/2015</text:p>
          </table:table-cell>
          <table:table-cell table:style-name="ce17" office:value-type="time" office:time-value="PT01H00M00S">
            <text:p>1:00</text:p>
          </table:table-cell>
          <table:table-cell table:style-name="ce17" office:value-type="time" office:time-value="PT01H10M00S">
            <text:p>1:10</text:p>
          </table:table-cell>
          <table:table-cell table:number-columns-repeated="4" table:style-name="ce20" office:value-type="string">
            <text:p>X</text:p>
          </table:table-cell>
          <table:table-cell table:style-name="ce24" office:value-type="date" office:date-value="2015-10-23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Hiérarchisation des cas d'utilisation</text:p>
          </table:table-cell>
          <table:table-cell table:style-name="ce9" office:value-type="date" office:date-value="2015-11-05">
            <text:p>05/11/2015</text:p>
          </table:table-cell>
          <table:table-cell table:style-name="ce18" office:value-type="time" office:time-value="PT01H30M00S">
            <text:p>1:30</text:p>
          </table:table-cell>
          <table:table-cell table:style-name="ce18" office:value-type="time" office:time-value="PT01H50M00S">
            <text:p>1:50</text:p>
          </table:table-cell>
          <table:table-cell table:number-columns-repeated="4" table:style-name="ce19" office:value-type="string">
            <text:p>X</text:p>
          </table:table-cell>
          <table:table-cell table:style-name="ce9" office:value-type="date" office:date-value="2015-11-05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>
            <text:p>Commentaire hiérarchisation concernant le planning et le classement</text:p>
          </table:table-cell>
          <table:table-cell table:style-name="ce10" office:value-type="date" office:date-value="2015-11-05">
            <text:p>05/11/2015</text:p>
          </table:table-cell>
          <table:table-cell table:style-name="ce17" office:value-type="time" office:time-value="PT00H30M00S">
            <text:p>0:30</text:p>
          </table:table-cell>
          <table:table-cell table:style-name="ce17" office:value-type="time" office:time-value="PT00H45M00S">
            <text:p>0:4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4" office:value-type="date" office:date-value="2015-11-05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>
            <text:p>05/11/2015</text:p>
          </table:table-cell>
          <table:table-cell table:style-name="ce18" office:value-type="time" office:time-value="PT00H40M00S">
            <text:p>0:40</text:p>
          </table:table-cell>
          <table:table-cell table:style-name="ce18" office:value-type="time" office:time-value="PT00H50M00S">
            <text:p>0:50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9" office:value-type="date" office:date-value="2015-11-05">
            <text:p>05/11/201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Correction collective des travaux individuels</text:p>
          </table:table-cell>
          <table:table-cell table:style-name="ce10" office:value-type="date" office:date-value="2015-11-06">
            <text:p>06/11/2015</text:p>
          </table:table-cell>
          <table:table-cell table:style-name="ce17" office:value-type="time" office:time-value="PT01H30M00S">
            <text:p>1:30</text:p>
          </table:table-cell>
          <table:table-cell table:style-name="ce17" office:value-type="time" office:time-value="PT02H00M00S">
            <text:p>2:00</text:p>
          </table:table-cell>
          <table:table-cell table:number-columns-repeated="2"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4" office:value-type="date" office:date-value="2015-11-06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6">
            <text:p>06/11/2015</text:p>
          </table:table-cell>
          <table:table-cell table:number-columns-repeated="2" table:style-name="ce18" office:value-type="time" office:time-value="PT01H00M00S">
            <text:p>1:00</text:p>
          </table:table-cell>
          <table:table-cell table:style-name="ce19" table:number-columns-repeated="3"/>
          <table:table-cell table:style-name="ce19" office:value-type="string">
            <text:p>X</text:p>
          </table:table-cell>
          <table:table-cell table:style-name="ce23" office:value-type="date" office:date-value="2015-11-06">
            <text:p>06/11/2015</text:p>
          </table:table-cell>
          <table:table-cell table:number-columns-repeated="246"/>
        </table:table-row>
        <table:table-row table:style-name="ro4">
          <table:table-cell table:style-name="ce6" office:value-type="string">
            <text:p>Commentaire hiérarchisation concernant la boîte à idées</text:p>
          </table:table-cell>
          <table:table-cell table:style-name="ce10" office:value-type="date" office:date-value="2015-11-06">
            <text:p>06/11/2015</text:p>
          </table:table-cell>
          <table:table-cell table:style-name="ce17" office:value-type="time" office:time-value="PT00H15M00S">
            <text:p>0:15</text:p>
          </table:table-cell>
          <table:table-cell table:style-name="ce17" office:value-type="time" office:time-value="PT00H20M00S">
            <text:p>0:20</text:p>
          </table:table-cell>
          <table:table-cell table:style-name="ce20" table:number-columns-repeated="3"/>
          <table:table-cell table:style-name="ce20" office:value-type="string">
            <text:p>X</text:p>
          </table:table-cell>
          <table:table-cell table:style-name="ce24" office:value-type="date" office:date-value="2015-11-05">
            <text:p>05/11/2015</text:p>
          </table:table-cell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6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6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6" table:number-rows-repeated="1048422">
          <table:table-cell table:number-columns-repeated="255"/>
        </table:table-row>
        <table:table-row table:style-name="ro6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/>
      <number:text>:</number:text>
      <number:minutes number:style="long"/>
    </number:time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5:58:54</dc:date>
    <dc:creator>radgeur </dc:creator>
    <meta:editing-duration>PT2H20M38S</meta:editing-duration>
    <meta:editing-cycles>20</meta:editing-cycles>
    <meta:generator>LibreOffice/3.5$Linux_X86_64 LibreOffice_project/350m1$Build-2</meta:generator>
    <meta:document-statistic meta:table-count="1" meta:cell-count="190" meta:object-count="0"/>
  </office:meta>
</office:document-meta>
</file>